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191cm" table:align="margins" style:may-break-between-rows="false"/>
    </style:style>
    <style:style style:name="Table1.A" style:family="table-column">
      <style:table-column-properties style:column-width="5.731cm" style:rel-column-width="21845*"/>
    </style:style>
    <style:style style:name="Table2" style:family="table">
      <style:table-properties style:width="17.191cm" table:align="margins" style:may-break-between-rows="false"/>
    </style:style>
    <style:style style:name="Table2.A" style:family="table-column">
      <style:table-column-properties style:column-width="5.027cm" style:rel-column-width="19164*"/>
    </style:style>
    <style:style style:name="Table2.B" style:family="table-column">
      <style:table-column-properties style:column-width="7.011cm" style:rel-column-width="26729*"/>
    </style:style>
    <style:style style:name="Table2.C" style:family="table-column">
      <style:table-column-properties style:column-width="5.152cm" style:rel-column-width="19642*"/>
    </style:style>
    <style:style style:name="Table3" style:family="table">
      <style:table-properties style:width="17.191cm" table:align="margins" style:may-break-between-rows="false"/>
    </style:style>
    <style:style style:name="Table3.A" style:family="table-column">
      <style:table-column-properties style:column-width="5.027cm" style:rel-column-width="19164*"/>
    </style:style>
    <style:style style:name="Table3.B" style:family="table-column">
      <style:table-column-properties style:column-width="7.011cm" style:rel-column-width="26729*"/>
    </style:style>
    <style:style style:name="Table3.C" style:family="table-column">
      <style:table-column-properties style:column-width="5.152cm" style:rel-column-width="19642*"/>
    </style:style>
    <style:style style:name="Table4" style:family="table">
      <style:table-properties style:width="17.191cm" table:align="margins" style:may-break-between-rows="false"/>
    </style:style>
    <style:style style:name="Table4.A" style:family="table-column">
      <style:table-column-properties style:column-width="5.027cm" style:rel-column-width="19164*"/>
    </style:style>
    <style:style style:name="Table4.B" style:family="table-column">
      <style:table-column-properties style:column-width="7.011cm" style:rel-column-width="26729*"/>
    </style:style>
    <style:style style:name="Table4.C" style:family="table-column">
      <style:table-column-properties style:column-width="5.152cm" style:rel-column-width="19642*"/>
    </style:style>
    <style:style style:name="Table5" style:family="table">
      <style:table-properties style:width="17.191cm" table:align="margins" style:may-break-between-rows="false"/>
    </style:style>
    <style:style style:name="Table5.A" style:family="table-column">
      <style:table-column-properties style:column-width="3.889cm" style:rel-column-width="14827*"/>
    </style:style>
    <style:style style:name="Table5.B" style:family="table-column">
      <style:table-column-properties style:column-width="8.784cm" style:rel-column-width="33486*"/>
    </style:style>
    <style:style style:name="Table5.C" style:family="table-column">
      <style:table-column-properties style:column-width="4.517cm" style:rel-column-width="17222*"/>
    </style:style>
    <style:style style:name="P1" style:family="paragraph" style:parent-style-name="Text_20_body">
      <style:paragraph-properties fo:margin-top="0cm" fo:margin-bottom="0.011cm" style:contextual-spacing="false" fo:line-height="100%" fo:text-align="start" style:justify-single-word="false"/>
      <style:text-properties style:font-name="Oswald" fo:font-size="12pt" style:text-underline-style="none" fo:font-weight="bold" officeooo:paragraph-rsid="0009c374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margin-top="0cm" fo:margin-bottom="0.011cm" style:contextual-spacing="false" fo:line-height="100%" fo:text-align="center" style:justify-single-word="false"/>
      <style:text-properties style:font-name="Oswald" fo:font-size="12pt" style:text-underline-style="none" fo:font-weight="bold" officeooo:paragraph-rsid="0009c374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.011cm" style:contextual-spacing="false" fo:line-height="100%" fo:text-align="start" style:justify-single-word="false"/>
      <style:text-properties style:font-name="Oswald" fo:font-size="12pt" fo:font-style="normal" officeooo:rsid="0007129f" officeooo:paragraph-rsid="0007129f" style:font-size-asian="12pt" style:font-style-asian="normal" style:font-size-complex="12pt" style:font-style-complex="normal"/>
    </style:style>
    <style:style style:name="P4" style:family="paragraph" style:parent-style-name="Text_20_body">
      <style:paragraph-properties fo:margin-top="0cm" fo:margin-bottom="0.011cm" style:contextual-spacing="false" fo:line-height="100%" fo:text-align="start" style:justify-single-word="false"/>
      <style:text-properties style:font-name="Oswald" fo:font-size="12pt" fo:font-style="normal" style:text-underline-style="none" fo:font-weight="normal" officeooo:rsid="0008eb28" officeooo:paragraph-rsid="0008eb2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top="0cm" fo:margin-bottom="0.011cm" style:contextual-spacing="false" fo:line-height="100%" fo:text-align="center" style:justify-single-word="false"/>
      <style:text-properties style:font-name="Oswald" fo:font-size="12pt" fo:font-style="normal" style:text-underline-style="none" fo:font-weight="normal" officeooo:rsid="0008eb28" officeooo:paragraph-rsid="0008eb28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margin-top="0cm" fo:margin-bottom="0.011cm" style:contextual-spacing="false" fo:line-height="100%" fo:text-align="end" style:justify-single-word="false"/>
      <style:text-properties style:font-name="Oswald" fo:font-size="12pt" fo:font-style="normal" style:text-underline-style="none" fo:font-weight="normal" officeooo:rsid="0008eb28" officeooo:paragraph-rsid="0008eb28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top="0cm" fo:margin-bottom="0.011cm" style:contextual-spacing="false" fo:line-height="100%" fo:text-align="end" style:justify-single-word="false"/>
      <style:text-properties style:font-name="Oswald" fo:font-size="12pt" fo:font-style="normal" style:text-underline-style="none" fo:font-weight="normal" officeooo:rsid="0009c374" officeooo:paragraph-rsid="0009c37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margin-top="0cm" fo:margin-bottom="0.011cm" style:contextual-spacing="false" fo:line-height="100%" fo:text-align="start" style:justify-single-word="false"/>
      <style:text-properties style:font-name="Oswald" fo:font-size="12pt" fo:font-style="normal" style:text-underline-style="none" fo:font-weight="normal" officeooo:rsid="0009c374" officeooo:paragraph-rsid="0009c37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top="0cm" fo:margin-bottom="0.011cm" style:contextual-spacing="false" fo:line-height="100%" fo:text-align="center" style:justify-single-word="false"/>
      <style:text-properties style:font-name="Oswald" fo:font-size="12pt" fo:font-style="normal" style:text-underline-style="none" fo:font-weight="normal" officeooo:rsid="0009c374" officeooo:paragraph-rsid="0009c37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top="0cm" fo:margin-bottom="0.011cm" style:contextual-spacing="false" fo:line-height="100%" fo:text-align="end" style:justify-single-word="false"/>
      <style:text-properties style:font-name="Oswald" fo:font-size="12pt" fo:font-style="normal" style:text-underline-style="none" fo:font-weight="normal" officeooo:rsid="000b57cb" officeooo:paragraph-rsid="000b57cb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.011cm" style:contextual-spacing="false">
        <style:tab-stops/>
      </style:paragraph-properties>
      <style:text-properties style:font-name="Oswald" fo:font-size="12pt" officeooo:rsid="0009c374" officeooo:paragraph-rsid="0009c374" style:font-size-asian="10.5pt" style:font-name-complex="Calibri" style:font-size-complex="12pt"/>
    </style:style>
    <style:style style:name="P12" style:family="paragraph" style:parent-style-name="Text_20_body">
      <style:paragraph-properties fo:margin-top="0cm" fo:margin-bottom="0.101cm" style:contextual-spacing="false" fo:line-height="100%" fo:text-align="start" style:justify-single-word="false"/>
      <style:text-properties style:font-name="Oswald" fo:font-size="6pt" style:text-underline-style="solid" style:text-underline-width="auto" style:text-underline-color="font-color" officeooo:paragraph-rsid="0007129f" style:font-size-asian="6pt" style:font-size-complex="6pt"/>
    </style:style>
    <style:style style:name="P13" style:family="paragraph" style:parent-style-name="Text_20_body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Open Sans Light1" fo:font-size="10pt" fo:font-style="normal" officeooo:rsid="0007129f" officeooo:paragraph-rsid="0007129f" style:font-size-asian="8.75pt" style:font-style-asian="normal" style:font-size-complex="10pt" style:font-style-complex="normal"/>
    </style:style>
    <style:style style:name="P14" style:family="paragraph" style:parent-style-name="Text_20_body">
      <style:paragraph-properties fo:margin-left="0cm" fo:margin-right="0cm" fo:margin-top="0cm" fo:margin-bottom="0.011cm" style:contextual-spacing="false" fo:line-height="100%" fo:text-align="start" style:justify-single-word="false" fo:text-indent="0cm" style:auto-text-indent="false"/>
      <style:text-properties style:font-name="Oswald" fo:font-size="12pt" fo:font-style="normal" style:text-underline-style="none" fo:font-weight="normal" officeooo:rsid="0008eb28" officeooo:paragraph-rsid="0008eb2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Heading_20_2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Oswald" fo:font-size="16pt" fo:font-style="normal" officeooo:rsid="0007129f" officeooo:paragraph-rsid="0007129f" style:font-size-asian="16pt" style:font-style-asian="normal" style:font-size-complex="16pt" style:font-style-complex="normal"/>
    </style:style>
    <style:style style:name="P16" style:family="paragraph" style:parent-style-name="Text_20_body" style:list-style-name="L1">
      <style:paragraph-properties fo:margin-top="0cm" fo:margin-bottom="0.011cm" style:contextual-spacing="false" fo:line-height="100%" fo:text-align="start" style:justify-single-word="false"/>
      <style:text-properties style:font-name="Open Sans Light" fo:font-size="10pt" fo:font-weight="normal" officeooo:paragraph-rsid="0007129f" style:font-size-asian="8.75pt" style:font-weight-asian="normal" style:font-size-complex="10pt" style:font-weight-complex="normal"/>
    </style:style>
    <style:style style:name="P17" style:family="paragraph" style:parent-style-name="Text_20_body" style:list-style-name="L2">
      <style:paragraph-properties fo:margin-top="0cm" fo:margin-bottom="0.011cm" style:contextual-spacing="false" fo:line-height="100%" fo:text-align="start" style:justify-single-word="false"/>
      <style:text-properties style:font-name="Open Sans Light" fo:font-size="10pt" style:text-underline-style="none" fo:font-weight="normal" officeooo:paragraph-rsid="0009c374" style:font-size-asian="8.75pt" style:font-weight-asian="normal" style:font-size-complex="10pt" style:font-weight-complex="normal"/>
    </style:style>
    <style:style style:name="P18" style:family="paragraph" style:parent-style-name="Standard" style:list-style-name="L3">
      <style:paragraph-properties fo:margin-top="0cm" fo:margin-bottom="0.011cm" style:contextual-spacing="false" fo:line-height="100%" fo:text-align="start" style:justify-single-word="false">
        <style:tab-stops/>
      </style:paragraph-properties>
      <style:text-properties style:font-name="Open Sans Light" fo:font-size="10pt" style:text-underline-style="none" fo:font-weight="normal" officeooo:rsid="001f2e22" officeooo:paragraph-rsid="0008eb28" style:font-size-asian="10pt" style:font-weight-asian="normal" style:font-name-complex="Calibri" style:font-size-complex="10pt" style:font-weight-complex="normal"/>
    </style:style>
    <style:style style:name="P19" style:family="paragraph" style:parent-style-name="Standard" style:list-style-name="L3">
      <style:paragraph-properties fo:margin-top="0cm" fo:margin-bottom="0.011cm" style:contextual-spacing="false" fo:line-height="100%" fo:text-align="start" style:justify-single-word="false">
        <style:tab-stops/>
      </style:paragraph-properties>
      <style:text-properties style:font-name="Open Sans Light" fo:font-size="10pt" style:text-underline-style="none" fo:font-weight="normal" officeooo:rsid="001f2e22" officeooo:paragraph-rsid="0009c374" style:font-size-asian="10pt" style:font-weight-asian="normal" style:font-name-complex="Calibri" style:font-size-complex="10pt" style:font-weight-complex="normal"/>
    </style:style>
    <style:style style:name="P20" style:family="paragraph" style:parent-style-name="Standard" style:list-style-name="L3">
      <style:paragraph-properties fo:margin-top="0cm" fo:margin-bottom="0.011cm" style:contextual-spacing="false" fo:line-height="100%" fo:text-align="start" style:justify-single-word="false">
        <style:tab-stops/>
      </style:paragraph-properties>
      <style:text-properties style:font-name="Open Sans Light" fo:font-size="10pt" style:text-underline-style="none" fo:font-weight="normal" officeooo:rsid="000e2380" officeooo:paragraph-rsid="000e2380" style:font-size-asian="10pt" style:font-weight-asian="normal" style:font-name-complex="Calibri" style:font-size-complex="10pt" style:font-weight-complex="normal"/>
    </style:style>
    <style:style style:name="P21" style:family="paragraph" style:parent-style-name="Standard" style:list-style-name="L4">
      <style:paragraph-properties fo:margin-top="0cm" fo:margin-bottom="0.011cm" style:contextual-spacing="false">
        <style:tab-stops/>
      </style:paragraph-properties>
      <style:text-properties style:font-name="Open Sans Light" fo:font-size="10pt" officeooo:rsid="00106df2" officeooo:paragraph-rsid="0009c374" style:font-size-asian="10pt" style:font-name-complex="Calibri" style:font-size-complex="10pt"/>
    </style:style>
    <style:style style:name="P22" style:family="paragraph" style:parent-style-name="Standard" style:list-style-name="L4">
      <style:paragraph-properties fo:margin-top="0cm" fo:margin-bottom="0.011cm" style:contextual-spacing="false">
        <style:tab-stops/>
      </style:paragraph-properties>
      <style:text-properties style:font-name="Open Sans Light" fo:font-size="10pt" officeooo:rsid="0021e826" officeooo:paragraph-rsid="0009c374" style:font-size-asian="10pt" style:font-name-complex="Calibri" style:font-size-complex="10pt"/>
    </style:style>
    <style:style style:name="P23" style:family="paragraph" style:parent-style-name="Standard" style:list-style-name="L6">
      <style:paragraph-properties fo:margin-top="0cm" fo:margin-bottom="0.011cm" style:contextual-spacing="false">
        <style:tab-stops/>
      </style:paragraph-properties>
      <style:text-properties style:font-name="Open Sans Light" fo:font-size="10pt" officeooo:rsid="0021e826" officeooo:paragraph-rsid="0009c374" style:font-size-asian="10pt" style:font-name-complex="Calibri" style:font-size-complex="10pt"/>
    </style:style>
    <style:style style:name="P24" style:family="paragraph" style:parent-style-name="Standard" style:list-style-name="L4">
      <style:paragraph-properties fo:margin-top="0cm" fo:margin-bottom="0.011cm" style:contextual-spacing="false">
        <style:tab-stops/>
      </style:paragraph-properties>
      <style:text-properties style:font-name="Open Sans Light" fo:font-size="10pt" officeooo:rsid="0009c374" officeooo:paragraph-rsid="0009c374" style:font-size-asian="10pt" style:font-name-complex="Calibri" style:font-size-complex="10pt"/>
    </style:style>
    <style:style style:name="P25" style:family="paragraph" style:parent-style-name="Standard" style:list-style-name="L5">
      <style:paragraph-properties fo:margin-top="0cm" fo:margin-bottom="0.011cm" style:contextual-spacing="false">
        <style:tab-stops/>
      </style:paragraph-properties>
      <style:text-properties style:font-name="Open Sans Light" fo:font-size="10pt" officeooo:rsid="002259b9" officeooo:paragraph-rsid="0009c374" style:font-size-asian="10pt" style:font-name-complex="Calibri" style:font-size-complex="10pt"/>
    </style:style>
    <style:style style:name="P26" style:family="paragraph" style:parent-style-name="Standard" style:list-style-name="L7">
      <style:paragraph-properties fo:margin-top="0cm" fo:margin-bottom="0.011cm" style:contextual-spacing="false"/>
      <style:text-properties style:font-name="Open Sans Light" fo:font-size="10pt" officeooo:rsid="000b57cb" officeooo:paragraph-rsid="000b57cb" style:font-size-asian="8.75pt" style:font-size-complex="10pt"/>
    </style:style>
    <style:style style:name="T1" style:family="text">
      <style:text-properties fo:font-style="normal" officeooo:rsid="0007129f" style:font-style-asian="normal" style:font-style-complex="normal"/>
    </style:style>
    <style:style style:name="T2" style:family="text">
      <style:text-properties fo:font-style="normal" officeooo:rsid="0009c374" style:font-style-asian="normal" style:font-style-complex="normal"/>
    </style:style>
    <style:style style:name="T3" style:family="text">
      <style:text-properties fo:font-style="normal" officeooo:rsid="000b5b88" style:font-style-asian="normal" style:font-style-complex="normal"/>
    </style:style>
    <style:style style:name="T4" style:family="text">
      <style:text-properties fo:font-style="normal" officeooo:rsid="000e2c12" style:font-style-asian="normal" style:font-style-complex="normal"/>
    </style:style>
    <style:style style:name="T5" style:family="text">
      <style:text-properties fo:font-style="normal" fo:font-weight="normal" officeooo:rsid="0008eb28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9c374" style:font-style-asian="normal" style:font-weight-asian="normal" style:font-style-complex="normal" style:font-weight-complex="normal"/>
    </style:style>
    <style:style style:name="T7" style:family="text">
      <style:text-properties fo:font-size="2pt" fo:font-style="normal" officeooo:rsid="0007129f" style:font-size-asian="2pt" style:font-style-asian="normal" style:font-size-complex="2pt" style:font-style-complex="normal"/>
    </style:style>
    <style:style style:name="T8" style:family="text">
      <style:text-properties officeooo:rsid="00106df2"/>
    </style:style>
    <style:style style:name="T9" style:family="text">
      <style:text-properties officeooo:rsid="00071fa0"/>
    </style:style>
    <style:style style:name="T10" style:family="text">
      <style:text-properties officeooo:rsid="00087874"/>
    </style:style>
    <style:style style:name="T11" style:family="text">
      <style:text-properties officeooo:rsid="00210774"/>
    </style:style>
    <style:style style:name="T12" style:family="text">
      <style:text-properties officeooo:rsid="000e9028"/>
    </style:style>
    <style:style style:name="T13" style:family="text">
      <style:text-properties officeooo:rsid="00043a55"/>
    </style:style>
    <style:style style:name="T14" style:family="text">
      <style:text-properties officeooo:rsid="0009c374"/>
    </style:style>
    <style:style style:name="T15" style:family="text">
      <style:text-properties officeooo:rsid="000a0726"/>
    </style:style>
    <style:style style:name="T16" style:family="text">
      <style:text-properties officeooo:rsid="000c9d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Julian Horvat</text:h>
      <text:p text:style-name="P13">23 Hume Dr, Cambridge ON N1T 1N2</text:p>
      <text:p text:style-name="P13">(519) 722-6062 | horvat@uoguelph.ca | jhorvat.github.io</text:p>
      <text:p text:style-name="P12"><text:span text:style-name="T7"><text:s text:c="437"/></text:span><text:span text:style-name="T1"><text:s/></text:span><text:span text:style-name="T7"><text:s text:c="874"/></text:span></text:p>
      <text:p text:style-name="P3">Projects</text:p>
      <text:list xml:id="list4629838656819995492" text:style-name="L1">
        <text:list-item>
          <text:p text:style-name="P16"><text:span text:style-name="T1">Dialogc (2013): An IDE written in Java that was used to edit configuration files tha</text:span><text:span text:style-name="T3">t</text:span><text:span text:style-name="T1"> were then compiled into forms </text:span><text:span text:style-name="T3">written in Java </text:span><text:span text:style-name="T1">that interacted with a MySQL database</text:span></text:p>
        </text:list-item>
        <text:list-item>
          <text:p text:style-name="P16"><text:span text:style-name="T1">jhorvat.github.io (2013): Designed using Twitter's Bootstrap, hosted on Github Pages and developed using the Harp static </text:span><text:span text:style-name="T3">site </text:span><text:span text:style-name="T1">server and the Jade template engine</text:span></text:p>
        </text:list-item>
        <text:list-item>
          <text:p text:style-name="P16"><text:span text:style-name="T1">SAP Hotels (2013): </text:span><text:span text:style-name="T1">A hotel reservation management Android app designed and written as part of my internship at SAP</text:span></text:p>
        </text:list-item>
      </text:list>
      <text:p text:style-name="P14">Languages and Technologies</text:p>
      <text:list xml:id="list7855014601977985310" text:style-name="L2">
        <text:list-item>
          <text:p text:style-name="P17"><text:span text:style-name="T2">Languages: C, Java, </text:span><text:span text:style-name="T4">Python, </text:span><text:span text:style-name="T2">Go, HTML, CSS, Javascript, SQL</text:span></text:p>
        </text:list-item>
        <text:list-item>
          <text:p text:style-name="P17"><text:span text:style-name="T2">Database</text:span><text:span text:style-name="T3">s</text:span><text:span text:style-name="T2">: SQL Anywhere, Advantage Database Server, MySQL, MongoDB</text:span></text:p>
        </text:list-item>
        <text:list-item>
          <text:p text:style-name="P17"><text:span text:style-name="T2">Frameworks:</text:span><text:span text:style-name="T2"> Revel, Foundation, Bootstrap, Jade, Android SDK</text:span></text:p>
        </text:list-item>
      </text:list>
      <text:p text:style-name="P4">Experience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4">SAP </text:p>
          </table:table-cell>
          <table:table-cell office:value-type="string">
            <text:p text:style-name="P5">Product Support Engineer, Intern </text:p>
          </table:table-cell>
          <table:table-cell office:value-type="string">
            <text:p text:style-name="P6">Spring 2013 – Winter 2013</text:p>
          </table:table-cell>
        </table:table-row>
      </table:table>
      <text:list xml:id="list793634681472578183" text:style-name="L3">
        <text:list-item>
          <text:p text:style-name="P18">Worked together with customers to solve technical problems with <text:span text:style-name="T8">SQL Anywhere and Advantage Database Server</text:span>, including error messages, crashes and bugs</text:p>
        </text:list-item>
        <text:list-item>
          <text:p text:style-name="P19"><text:span text:style-name="T9">Responsible for communicating with customers about their cases over email and phone </text:span><text:span text:style-name="T10">and maintaining my case histories in the ticketing system</text:span></text:p>
        </text:list-item>
        <text:list-item>
          <text:p text:style-name="P19"><text:span text:style-name="T10">Reproduc</text:span><text:span text:style-name="T9">ed</text:span><text:span text:style-name="T10"> bugs and </text:span><text:span text:style-name="T8">worked with the engineering team to fix them</text:span></text:p>
        </text:list-item>
        <text:list-item>
          <text:p text:style-name="P19"><text:span text:style-name="T9">Wrote</text:span> Knowledge Base articles when <text:span text:style-name="T11">a case </text:span><text:span text:style-name="T12">had</text:span><text:span text:style-name="T11"> an undocumented resolution </text:span><text:span text:style-name="T13">for</text:span><text:span text:style-name="T11"> the purpose of deflecting future cases</text:span></text:p>
        </text:list-item>
        <text:list-item>
          <text:p text:style-name="P20">Designed and implemented two proof of concept applications using a variety of proprietary and open-source technologies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"><text:span text:style-name="T6">University of Waterloo</text:span><text:span text:style-name="T5"> </text:span></text:p>
          </table:table-cell>
          <table:table-cell office:value-type="string">
            <text:p text:style-name="P2"><text:span text:style-name="T6">Undergraduate Research Assistant</text:span><text:span text:style-name="T5"> </text:span></text:p>
          </table:table-cell>
          <table:table-cell office:value-type="string">
            <text:p text:style-name="P7">Fall 2010 – Summer 2011</text:p>
          </table:table-cell>
        </table:table-row>
      </table:table>
      <text:list xml:id="list3422685098291043890" text:style-name="L4">
        <text:list-item>
          <text:p text:style-name="P21">Worked with a professor on research related to security vulnerabilities in major open-source Java projects such as <text:span text:style-name="T14">Ant</text:span></text:p>
        </text:list-item>
        <text:list-item>
          <text:p text:style-name="P22"><text:span text:style-name="T9">Verified </text:span><text:span text:style-name="T16">scripted </text:span><text:span text:style-name="T14">analysis o</text:span><text:span text:style-name="T9">f</text:span><text:span text:style-name="T14"> </text:span><text:span text:style-name="T16">the </text:span><text:span text:style-name="T14">Java applications, </text:span><text:span text:style-name="T9">looking for issues</text:span><text:span text:style-name="T14"> related to privilege based security holes</text:span></text:p>
        </text:list-item>
        <text:list-item>
          <text:p text:style-name="P24">Creation and maintenance of a MySQL database, SVN repository, and an Apache web server that facilitated the research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8">SOCIS</text:p>
          </table:table-cell>
          <table:table-cell office:value-type="string">
            <text:p text:style-name="P2"><text:span text:style-name="T6">Executive Member</text:span><text:span text:style-name="T5"> </text:span></text:p>
          </table:table-cell>
          <table:table-cell office:value-type="string">
            <text:p text:style-name="P7">Spring 2012 - Present</text:p>
          </table:table-cell>
        </table:table-row>
      </table:table>
      <text:list xml:id="list8501926982539334047" text:style-name="L5">
        <text:list-item>
          <text:p text:style-name="P25">Managed the SOCIS online community and advertised society events as the Community Liaison</text:p>
        </text:list-item>
        <text:list-item>
          <text:p text:style-name="P25"><text:span text:style-name="T9">R</text:span>ebuil<text:span text:style-name="T9">t</text:span> the SOCIS website; <text:span text:style-name="T9">currently responsible for </text:span>maintenance of the SOCIS server as the System Administrator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office:value-type="string">
            <text:p text:style-name="P8">AML Communications</text:p>
          </table:table-cell>
          <table:table-cell office:value-type="string">
            <text:p text:style-name="P2"><text:span text:style-name="T6">Sales Associate</text:span><text:span text:style-name="T5"> </text:span></text:p>
          </table:table-cell>
          <table:table-cell office:value-type="string">
            <text:p text:style-name="P7">Summer 2011 – Spring 2013</text:p>
          </table:table-cell>
        </table:table-row>
      </table:table>
      <text:list xml:id="list1551804825742012967" text:style-name="L6">
        <text:list-item>
          <text:p text:style-name="P23"><text:span text:style-name="T9">Studied </text:span>current phone features, new contract pricing, in-market plans, and current promotions <text:span text:style-name="T9">daily to better serve customers</text:span></text:p>
        </text:list-item>
        <text:list-item>
          <text:p text:style-name="P23"><text:span text:style-name="T15">Regularly e</text:span><text:span text:style-name="T9">xceeded minimum monthly sales targets</text:span></text:p>
        </text:list-item>
        <text:list-item>
          <text:p text:style-name="P23"><text:span text:style-name="T9">Consistently went above expectation</text:span><text:span text:style-name="T15">s</text:span><text:span text:style-name="T9"> to resolve customer issues; both technical and business</text:span></text:p>
        </text:list-item>
      </text:list>
      <text:p text:style-name="P11">Education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office:value-type="string">
            <text:p text:style-name="P8">University of Guelph</text:p>
          </table:table-cell>
          <table:table-cell office:value-type="string">
            <text:p text:style-name="P9">Bachelor of Computing; Software Engineering</text:p>
          </table:table-cell>
          <table:table-cell office:value-type="string">
            <text:p text:style-name="P10">Fall 2011 - Present</text:p>
          </table:table-cell>
        </table:table-row>
      </table:table>
      <text:list xml:id="list3175804890875666022" text:style-name="L7">
        <text:list-item>
          <text:p text:style-name="P26">Current GPA: 77.88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Untitled1" style:family="paragraph" style:parent-style-name="Horizontal_20_Lin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2cm" fo:margin-right="2.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</meta:initial-creator>
    <meta:creation-date>2014-01-17T13:41:01</meta:creation-date>
    <dc:date>2014-04-01T21:40:45</dc:date>
    <dc:creator>Julian </dc:creator>
    <meta:editing-duration>PT36M4S</meta:editing-duration>
    <meta:editing-cycles>6</meta:editing-cycles>
    <meta:generator>LibreOffice/4.0.2.2$Linux_X86_64 LibreOffice_project/400m0$Build-2</meta:generator>
    <meta:document-statistic meta:table-count="5" meta:image-count="0" meta:object-count="0" meta:page-count="1" meta:paragraph-count="43" meta:word-count="388" meta:character-count="3857" meta:non-whitespace-character-count="2210"/>
  </office:meta>
</office:document-meta>
</file>